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56in"/>
    </style:style>
    <style:style style:name="co2" style:family="table-column">
      <style:table-column-properties fo:break-before="auto" style:column-width="10.4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Данные передаются в виде UDP пакетов</text:p>
          </table:table-cell>
          <table:table-cell/>
        </table:table-row>
        <table:table-row table:style-name="ro1">
          <table:table-cell office:value-type="string" calcext:value-type="string">
            <text:p>Длина каждого пакета 214 байт</text:p>
          </table:table-cell>
          <table:table-cell/>
        </table:table-row>
        <table:table-row table:style-name="ro1">
          <table:table-cell office:value-type="string" calcext:value-type="string">
            <text:p>Непосредственно данные в пакете – 172 байта</text:p>
          </table:table-cell>
          <table:table-cell/>
        </table:table-row>
        <table:table-row table:style-name="ro2">
          <table:table-cell office:value-type="string" calcext:value-type="string">
            <text:p>14 байт (0-13) в данных – флаги и два увеличивающихся номера</text:p>
          </table:table-cell>
          <table:table-cell/>
        </table:table-row>
        <table:table-row table:style-name="ro1">
          <table:table-cell office:value-type="string" calcext:value-type="string">
            <text:p>2 байта (14-15) <text:s text:c="2"/>- ?</text:p>
          </table:table-cell>
          <table:table-cell office:value-type="string" calcext:value-type="string">
            <text:p><text:span text:style-name="T1">8008ddfd3ccb07</text:span>f0e2d42dd2d4d4d4d4d4d4d4d4d454d4d4d4d4d4d4d4d4d4d4d4d4d4d4d4d4d4d4d4d4d4d4d4d4d454d4d4d4d4d4d4d4d4d4d4d4d4d4d4d454d4d4d4d4d4d4d4d4d4d4d6d4d4d4d4d4d4d654d4d4d4d4d4d6d4d4d4d454d4d4d4d4d4d4d4d4d4d4d4d4d4d4d4d4d4d4d4d454d4d4d4d4d4d6d4d4d4d4d4d4d454d4d4d4d4d4d6d4d4d6d4d4d4d4d4d4d4d454d4d4d4d4d4d4d4d4d4d4d4d4d4d4d4d4d4d4d4d4d4d4d4d4d4</text:p>
          </table:table-cell>
        </table:table-row>
        <table:table-row table:style-name="ro1">
          <table:table-cell office:value-type="string" calcext:value-type="string">
            <text:p>8 байт (16-23) – неизменные данные в рамках сеанса</text:p>
          </table:table-cell>
          <table:table-cell office:value-type="string" calcext:value-type="string">
            <text:p><text:span text:style-name="T1">8008ddfe3ccb08</text:span>90e2d42dd2d6d4d4d4d4d4d4d4d4d4d4d454d4d4d4d4d4d4d4d4d4d4d6d4d4d4d4d4d4d4d4d4d4d4d6d4d4d4d4d6d4d4d4d4d4d4d4d6d4d4d4d4d4d6d4d4d4d4d4d4d4d4d4d4d4d4d4d4d4d6d4d4d4d4d4d4d4d4d4d4d4d4d4d4d6d4d4d4d4d4d4d4d4d4d4d4d4d6d4d4d454d4d4d4d6d4d4d4d4d4d4d4d454d4d4d4d4d4d4d4d4d4d4d4d4d4d4d4d4d4d4d4d4d4d4d4d4d4d4d4d4d4d4d4d4d4d654d4d4d4d4d4d6d4d4d4</text:p>
          </table:table-cell>
        </table:table-row>
        <table:table-row table:style-name="ro1">
          <table:table-cell office:value-type="string" calcext:value-type="string">
            <text:p>148 байт (24-171) – аудиоданные</text:p>
          </table:table-cell>
          <table:table-cell office:value-type="string" calcext:value-type="string">
            <text:p><text:span text:style-name="T1">8008ddff3ccb09</text:span>30e2d42dd2d4d4d4d4d4d4d4d4d6d4d4d4d4d4d4d4d4d4d4d4d4d6d4d4d4d4d4d4d4d4d4d4d4d4d454d4d4d4d4d4d4d4d4d4d4d4d4d6d4d4d4d4d4d4d4d4d4d4d4d4d4d4d4d4d4d6d4d4d454d4d4d4d4d4d454d4d4d4d4d6d4d4d4d4d4d4d4d4d4d454d4d4d4d4d4d4d4d4d4d4d4d6d4d4d4d4d4d6d4d4d654d6d4d4d4d4d4d4d4d4d4d4d4d4d4d4d4d4d4d4d4d4d4d454d4d4d4d454d4d4d4d4d4d4d4d4d4d4d4d4d6d4d4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8008de003ccb09</text:span>d0e2d42dd2d4d4d4d4d4d4d4d4d4d4d4d4d4d4d4d4d4d4d4d4d4d4d4d4d4d4d4d4d4d4d4d4d4d4d4d4d4d4d4d4d454d4d4d4d4d4d4d4d4d4d6d4d4d4d4d4d4d4d6d4d4d4d4d4d4d4d4d4d4d6d4d6d4d4d4d4d4d4d4d4d4d4d4d4d4d4d4d4d4d4d4d4d4d4d4d4d4d454d4d4d4d4d4d4d4d4d4d4d4d4d454d4d4d4d4d4d4d4d4d4d4d4d4d4d4d454d4d4d4d454d4d4d4d4d4d4d4d4d4d4d4d4d4d6d4d4d4d4d4d4d454d4d4d4</text:p>
          </table:table-cell>
        </table:table-row>
        <table:table-row table:style-name="ro1">
          <table:table-cell office:value-type="string" calcext:value-type="string">
            <text:p>Перед началом сеанса связи сервер отправляет </text:p>
          </table:table-cell>
          <table:table-cell office:value-type="string" calcext:value-type="string">
            <text:p><text:span text:style-name="T1">8008de013ccb0a</text:span>70e2d42dd2d4d4d4d4d4d6d4d4d6d4d4d454d454d4d4d4d4d4d4d4d4d4d4d4d4d4d4d4d4d4d4d6d4d4d4d4d4d4d4d4d4d4d4d4d4d4d4d4d4d4d4d4d4d4d4d4d4d4d4d4d4d4d4d4d4d454d4d454d4d4d4d4d4d4d4d4d4d4d4d4d4d4d4d4d4d4d4d4d4d4d4d4d4d4d4d4d4d4d4d4d4d4d4d454d4d454d4d4d4d4d6d4d4d4d6d4d4d454d4d454d4d4d4d4d4d4d4d4d4d4d4d4d4d4d4d4d4d4d4d4d4d4d4d4d4d4d4d4d4d4d4d4</text:p>
          </table:table-cell>
        </table:table-row>
        <table:table-row table:style-name="ro2">
          <table:table-cell office:value-type="string" calcext:value-type="string">
            <text:p>Получателю 5 пакетов (длина 98 – 106 байт) протокол SCTP</text:p>
          </table:table-cell>
          <table:table-cell office:value-type="string" calcext:value-type="string">
            <text:p><text:span text:style-name="T1">8008de023ccb0b</text:span>10e2d42dd2d4d4d4d4d4d6d4d4d6d4d4d4d454d4d4d4d4d4d454d4d4d4d4d4d4d4d4d4d6d4d4d4d4d4d4d4d6d4d6d4d4d454d4d4d4d4d4d4d4d4d4d4d4d4d4d4d4d4d4d4d4d4d4d4d4d4d4d4d4d4d4d4d4d4d4d4d4d4d4d4d4d4d4d4d4d4d4d4d4d6d4d4d4d4d4d4d4d4d4d4d4d4d4d4d4d4d4d4d4d4d4d6d4d4d4d4d4d454d4d4d4d4d4d4d4d4d4d4d4d4d4d4d4d4d4d4d4d4d4d4d4d4d4d4d4d4d4d4d4d4d4d4d4d4d4d4</text:p>
          </table:table-cell>
        </table:table-row>
        <table:table-row table:style-name="ro2">
          <table:table-cell office:value-type="string" calcext:value-type="string">
            <text:p>Получатель отвечает на них после чего начинается сеанс обмена UDP пакетами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0086dca 2da2cf cb729fb69754565654ddd8d456565dd4ddd45f485dc8f0fdc3ddd4d65048767d764454d0d0c4f5f0f2f5dad4565f5a4d7548415d54d0dac3cec4dfddd0d0d6565a5a585054d4d4d4d8d8d8ddd65056565656505d56dddfd6d4d6ddd6d4565050444154c3f5f5cddadfd050414e7477415d56d0dacdf4f4cec4df545d5f5a434e4e4d56d8dac1c3c4c1dad458585f50d4d4d6ddd4d4d654d650d4545dd456d6d6565056d650</text:p>
          </table:table-cell>
        </table:table-row>
        <table:table-row table:style-name="ro1">
          <table:table-cell/>
          <table:table-cell office:value-type="string" calcext:value-type="string">
            <text:p>80086dcb 2da2d0 6b729fb69754dfdfd8ddddd0ddd6dfc3c4c3df565d437571727171764d58c4fde5e6e6e5fff5dd5d4d747d787e7f704850d8cdf4f4f4f5cdc1ddd45050d4565f5f5d5d5d56d4d6ddd8d8dfc1dad056445a5a5f58445856565850c8fee4f8c1565f5a4d757770755fd6dfdfdacdf4f5c3dfd4565d58434e43445f58d6cdc8c8c8c3dadd5d414341445dd4d4d4d0d8dfddd0d0d4d454565656d4d45654505fd6dddddfdad044</text:p>
          </table:table-cell>
        </table:table-row>
        <table:table-row table:style-name="ro1">
          <table:table-cell/>
          <table:table-cell office:value-type="string" calcext:value-type="string">
            <text:p>80086dcc 2da2d1 0b729fb6974844c4f7f7d854d4ddd05a75707641d6dfdddacef1f1f5d854505d5848707758ddc4dadfdac3cdc1d05d5a50d454585a56ddc4da54585dd6d8d8d454d4d45456505f58d6d8dfd8d0d0545843d6c8f5f5d8d056505a7476704e5fd0c4c3f4f1f2f7c1d641434e4e75767443d6f7f8fef1c3dad65d4e70714e54d8daddd0d8c4c3df565a50d4d0d454565d505a5850d0dfdfc4d8dd50dfc8c8cdd05f4d44414d75</text:p>
          </table:table-cell>
        </table:table-row>
        <table:table-row table:style-name="ro1">
          <table:table-cell/>
          <table:table-cell office:value-type="string" calcext:value-type="string">
            <text:p>80086dcd 2da2d1 ab729fb697767441dff5f6f0f0f1f7cdd044767176754d445ddfcdc8c3c3cdc3c8c1564148754e444456d0c1cdcdc4dfd0d4d650414358d6c4c1dd4441d6d05d4343d0cdf1ced6d4d8f6f6c4437d7d485a4d77775ac1fffafcf4cdc4d8544e727c7758d4d0ddd8c4c3c4dfc4d8dadd50414e41415d56d4dfc1c3dad05054dddfd65f4458d4dfdfd050d0504450415fc4cdc1dad458daf6f6ce544d4e414d4e74707456c4f6</text:p>
          </table:table-cell>
        </table:table-row>
        <table:table-row table:style-name="ro1">
          <table:table-cell/>
          <table:table-cell office:value-type="string" calcext:value-type="string">
            <text:p>80086dce 2da2d2 4b729fb697fcfcf0f1c8dd5f777270744d5f54dfc3c3c4c4c1cecdd85d434843415a50d6d8c3c3dd5454d4dfdfd458415dd4dfddd0dfd8dd5d44444443747771d6e09594e2cd4d7065606c686d7e54fce2efefece1f0d472616d6065765ddaf0e5e4ffc8d04158505f58434844d4d0d0dddddacec1d65d5a5dd0ddd4565056d0dad05843505654505d5056dacdcdf5f4f4f7c358747d7e7d7748415fddf1e5e4fbf7d85044</text:p>
          </table:table-cell>
        </table:table-row>
        <table:table-row table:style-name="ro1">
          <table:table-cell/>
          <table:table-cell office:value-type="string" calcext:value-type="string">
            <text:p>80086dcf 2da2d2 eb729fb69748717d7c755ddac8f6f4ced854585854d0dfd65450505d5d5d56d6dfd8dfd05654d6d0d6d4545654d6d0d05d414d415854d6dfc4d8f6fbfafcc44d717c787f7c7e705dc8e5e1e7f8f6c15441707a7b7d4d54c1c8f7f1f4c3544d415dd0d8d45f5f5056d6545054d0dac1dad6565d5d56565056d8c3c4544e74485d5456d65450f5e7e6e0f75a7072787f7e647b4edaf8e1e6e5fcf5d8507578657b715addc1cd</text:p>
          </table:table-cell>
        </table:table-row>
        <table:table-row table:style-name="ro1">
          <table:table-cell/>
          <table:table-cell office:value-type="string" calcext:value-type="string">
            <text:p>80086dd0 2da2d3 8b729fb697f5f0fdf0da5f757774435a50d6dfc1cec3c4d8d6505d5f585f5a5f54dddac1c1c4dadd5d5f44747f62684de1969c97e4c15a7b666e11116878cee2efea95ebedfa56656c6b6e667b7650f4e7eeebedfadf4e7f6466647e4ed0f4f0f0f7c3c4dad0545d5a585f54dddf5a4d74704e71675fe6959c96fa567261616215156867d0e6efebeaefede6ce48676f6e6064725addf6fae5e5e7fbf0c1437c787a78714e</text:p>
          </table:table-cell>
        </table:table-row>
        <table:table-row table:style-name="ro1">
          <table:table-cell/>
          <table:table-cell office:value-type="string" calcext:value-type="string">
            <text:p>80086dd12da2d42b729fb6975ddaf5f6f0f7c3dadf54545d434d415ad6d8d0d0ddd65875727a7fc1e4e894ecfcd85a7f7a62686f617d5dcef0e5e0edece0fcd8437c656767647f7144cdfbe1e0e5f4d8544175727e714456ddd8d0d8c3cecec1d656565054545f5d54d4d0dd5d4144444e4dd0c4fbe6fbf6d85f4d43727b787d4eddc1cef4c8c8f7f6f5cedd584348777672765fc4f0fdf4c1d8d0d4584e755ad6ddddd6d6dfd8d8dd545f44</text:p>
          </table:table-cell>
        </table:table-row>
        <table:table-row table:style-name="ro1">
          <table:table-cell/>
          <table:table-cell office:value-type="string" calcext:value-type="string">
            <text:p>80086dd22da2d4cb729fb6974e777243c8e7ede7f6f5f1fccd4d626a6a156f6775c3e6edea94ebefe7c35f487e66626c607b44d8f1f0f7f2f1f5da545a5a5f5d50545dd6c4c3c8c1d8d8d64e72485dd45654d4d0d0dfced8dd5f415fd45450c8fcf2d8545dd4d05f7661667a4e54c4ffe7e1e6e1e5f454716566657f4d585a5fd6c4cef1f6f1f0cd50417771764e58d0c3f6e5fef7dd5a4871707e78765fdaf6fdf2fdcdc1c1d4504343704e</text:p>
          </table:table-cell>
        </table:table-row>
        <table:table-row table:style-name="ro1">
          <table:table-cell/>
          <table:table-cell office:value-type="string" calcext:value-type="string">
            <text:p>80086dd32da2d56b729fb6974e5ff4f1f450d05d56434d5454f4f5f4544348764341d0cdf0fbf7c85a444377484e5d585d54d8c4c1f7c8c8d6565f5f50445f41d4d6dd5050d454d854cedddd5a54c1d6cdc1c8444d7177484458ddf0c8f2f4cddd437648d4d8dfdf505656c4ddd47771745dc3f6f0cdf5d8564356d8d8dd565a76754150dadfc1dad0d05d5d54dad854d658d05fd4f5f5f756d05a5d7071767c4d5df2ffe5f1f7c3dadad65f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13:56:15.020011761</meta:creation-date>
    <meta:generator>LibreOffice/6.4.7.2$Linux_X86_64 LibreOffice_project/40$Build-2</meta:generator>
    <dc:date>2023-01-23T16:53:13.771348349</dc:date>
    <meta:editing-duration>PT1H57M49S</meta:editing-duration>
    <meta:editing-cycles>4</meta:editing-cycles>
    <meta:document-statistic meta:table-count="1" meta:cell-count="26" meta:object-count="0"/>
  </office:meta>
</office:document-meta>
</file>